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1.B1" style:family="table-cell">
      <style:table-cell-properties fo:padding="0.097cm" fo:border="0.002cm solid #ffffff"/>
    </style:style>
    <style:style style:name="P1" style:family="paragraph" style:parent-style-name="Footer">
      <style:text-properties style:font-name="Tahoma" fo:font-size="9pt" style:font-size-asian="9pt" style:font-size-complex="9pt"/>
    </style:style>
    <style:style style:name="P2" style:family="paragraph" style:parent-style-name="Table_20_Contents">
      <style:text-properties style:font-name="Trebuchet MS" fo:font-size="24pt" style:font-size-asian="24pt" style:font-size-complex="24pt"/>
    </style:style>
    <style:style style:name="P3" style:family="paragraph" style:parent-style-name="Table_20_Contents">
      <style:text-properties style:font-name="Tahoma"/>
    </style:style>
    <style:style style:name="P4" style:family="paragraph" style:parent-style-name="Table_20_Contents">
      <style:paragraph-properties fo:text-align="end" style:justify-single-word="false"/>
      <style:text-properties style:font-name="Tahoma" fo:font-size="10pt" style:font-size-asian="10pt" style:font-size-complex="10pt"/>
    </style:style>
    <style:style style:name="P5" style:family="paragraph" style:parent-style-name="Table_20_Contents">
      <style:text-properties fo:color="#000000" style:font-name="Tahoma"/>
    </style:style>
    <style:style style:name="T1" style:family="text">
      <style:text-properties fo:color="#009999"/>
    </style:style>
    <style:style style:name="T2" style:family="text">
      <style:text-properties fo:color="#007826"/>
    </style:style>
    <style:style style:name="T3" style:family="text">
      <style:text-properties fo:color="#000099"/>
    </style:style>
    <style:style style:name="T4" style:family="text">
      <style:text-properties fo:color="#cc0000"/>
    </style:style>
    <style:style style:name="T5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<text:span text:style-name="T1">good</text:span><text:span text:style-name="T2">vitality</text:span><text:span text:style-name="T3">.com</text:span></text:p>
          </table:table-cell>
          <table:table-cell table:style-name="Table1.B1" office:value-type="string">
            <text:p text:style-name="P4">2 sharon Close, Crawley, <text:s/>RH10 6QD</text:p>
            <text:p text:style-name="P4">Tel 01293 446244</text:p>
            <text:p text:style-name="P4">www.goodvitality.com</text:p>
          </table:table-cell>
        </table:table-row>
      </table:table>
      <text:p text:style-name="Standard"/>
      <text:p text:style-name="Standard"/>
      <text:p text:style-name="Standard"/>
      <text:p text:style-name="P3">To [title] [name] [surname]</text:p>
      <text:p text:style-name="P3">[address 1]</text:p>
      <text:p text:style-name="P3">[address 2]</text:p>
      <text:p text:style-name="P3">[address 3]</text:p>
      <text:p text:style-name="P3">[post code] <text:s text:c="12"/><text:span text:style-name="T4">[country]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[date]</text:p>
      <text:p text:style-name="P5"/>
      <text:p text:style-name="P3"><text:span text:style-name="T4"/></text:p>
      <text:p text:style-name="P5">Thank you for your enquiry about goodvitality products. <text:s/>I have enclosed the information you have asked about.</text:p>
      <text:p text:style-name="P5"/>
      <text:p text:style-name="P5">We are a small company the 95% of electronics are made by us here in the UK. <text:s/>Therefore we are able to offer you a fast and reliable service.</text:p>
      <text:p text:style-name="P5"/>
      <text:p text:style-name="P5">Some of our products can be very techincal, if you are confused please feel free to ring us up and ask questions. <text:s/>Also you can place orders over the phone and most orders place before 3.00pm that day will go our the same day.</text:p>
      <text:p text:style-name="P5"/>
      <text:p text:style-name="P5">Our telephone line is manned by a person!! <text:s/>form 9.00am to 4.00pm working days.</text:p>
      <text:p text:style-name="P5"/>
      <text:p text:style-name="P3"><text:span text:style-name="T5">You can place orders out of hours on </text:span><text:a xlink:type="simple" xlink:href="http://www.goodvitality.com/">www.goodvitality.com</text:a></text:p>
      <text:p text:style-name="P5"/>
      <text:p text:style-name="P5">Yours sincerely,</text:p>
      <text:p text:style-name="P5"/>
      <text:p text:style-name="P5"/>
      <text:p text:style-name="P5"/>
      <text:p text:style-name="P5"/>
      <text:p text:style-name="P5"/>
      <text:p text:style-name="P5">Christopher P Hyslo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Tahoma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stablished 1982 <text:s text:c="112"/>VAT no. <text:s/>980 2992 8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yslop</meta:initial-creator>
    <meta:creation-date>2014-03-16T11:47:55</meta:creation-date>
    <meta:document-statistic meta:table-count="1" meta:image-count="0" meta:object-count="0" meta:page-count="1" meta:paragraph-count="18" meta:word-count="150" meta:character-count="983"/>
    <dc:date>2014-03-16T12:03:29</dc:date>
    <dc:creator>Christopher Hyslop</dc:creator>
    <meta:editing-duration>PT14S</meta:editing-duration>
    <meta:editing-cycles>1</meta:editing-cycles>
    <meta:generator>OpenOffice/4.0.1$Unix OpenOffice.org_project/401m5$Build-9714</meta:generator>
  </office:meta>
</office:document-meta>
</file>